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float" office:value="3422.001" calcext:value-type="float">
            <text:p>3422.001</text:p>
          </table:table-cell>
          <table:table-cell/>
          <table:table-cell office:value-type="float" office:value="-1147.792" calcext:value-type="float">
            <text:p>-1147.792</text:p>
          </table:table-cell>
          <table:table-cell office:value-type="float" office:value="-201.101" calcext:value-type="float">
            <text:p>-201.101</text:p>
          </table:table-cell>
          <table:table-cell office:value-type="float" office:value="-3217.488" calcext:value-type="float">
            <text:p>-3217.48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float" office:value="5341.55" calcext:value-type="float">
            <text:p>5341.55</text:p>
          </table:table-cell>
          <table:table-cell/>
          <table:table-cell office:value-type="float" office:value="-1646.428" calcext:value-type="float">
            <text:p>-1646.428</text:p>
          </table:table-cell>
          <table:table-cell office:value-type="float" office:value="699.465" calcext:value-type="float">
            <text:p>699.465</text:p>
          </table:table-cell>
          <table:table-cell office:value-type="float" office:value="-5033.109" calcext:value-type="float">
            <text:p>-5033.10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float" office:value="6666.498" calcext:value-type="float">
            <text:p>6666.498</text:p>
          </table:table-cell>
          <table:table-cell/>
          <table:table-cell office:value-type="float" office:value="-853.651" calcext:value-type="float">
            <text:p>-853.651</text:p>
          </table:table-cell>
          <table:table-cell office:value-type="float" office:value="-108.584" calcext:value-type="float">
            <text:p>-108.584</text:p>
          </table:table-cell>
          <table:table-cell office:value-type="float" office:value="-6610.725" calcext:value-type="float">
            <text:p>-6610.72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float" office:value="6202.443" calcext:value-type="float">
            <text:p>6202.443</text:p>
          </table:table-cell>
          <table:table-cell/>
          <table:table-cell office:value-type="float" office:value="89.639" calcext:value-type="float">
            <text:p>89.639</text:p>
          </table:table-cell>
          <table:table-cell office:value-type="float" office:value="1333.911" calcext:value-type="float">
            <text:p>1333.911</text:p>
          </table:table-cell>
          <table:table-cell office:value-type="float" office:value="-6056.645" calcext:value-type="float">
            <text:p>-6056.64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float" office:value="4498.123" calcext:value-type="float">
            <text:p>4498.123</text:p>
          </table:table-cell>
          <table:table-cell/>
          <table:table-cell office:value-type="float" office:value="1108.45" calcext:value-type="float">
            <text:p>1108.45</text:p>
          </table:table-cell>
          <table:table-cell office:value-type="float" office:value="-14.577" calcext:value-type="float">
            <text:p>-14.577</text:p>
          </table:table-cell>
          <table:table-cell office:value-type="float" office:value="-4359.385" calcext:value-type="float">
            <text:p>-4359.38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float" office:value="8355.234" calcext:value-type="float">
            <text:p>8355.234</text:p>
          </table:table-cell>
          <table:table-cell/>
          <table:table-cell office:value-type="float" office:value="-676.694" calcext:value-type="float">
            <text:p>-676.694</text:p>
          </table:table-cell>
          <table:table-cell office:value-type="float" office:value="-842.931" calcext:value-type="float">
            <text:p>-842.931</text:p>
          </table:table-cell>
          <table:table-cell office:value-type="float" office:value="-8285.016" calcext:value-type="float">
            <text:p>-8285.01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float" office:value="5761.645" calcext:value-type="float">
            <text:p>5761.645</text:p>
          </table:table-cell>
          <table:table-cell/>
          <table:table-cell office:value-type="float" office:value="-1999.226" calcext:value-type="float">
            <text:p>-1999.226</text:p>
          </table:table-cell>
          <table:table-cell office:value-type="float" office:value="-14.246" calcext:value-type="float">
            <text:p>-14.246</text:p>
          </table:table-cell>
          <table:table-cell office:value-type="float" office:value="-5403.651" calcext:value-type="float">
            <text:p>-5403.65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float" office:value="4597.339" calcext:value-type="float">
            <text:p>4597.339</text:p>
          </table:table-cell>
          <table:table-cell/>
          <table:table-cell office:value-type="float" office:value="-1720.093" calcext:value-type="float">
            <text:p>-1720.093</text:p>
          </table:table-cell>
          <table:table-cell office:value-type="float" office:value="-777.746" calcext:value-type="float">
            <text:p>-777.746</text:p>
          </table:table-cell>
          <table:table-cell office:value-type="float" office:value="-4191.887" calcext:value-type="float">
            <text:p>-4191.88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float" office:value="5045.149" calcext:value-type="float">
            <text:p>5045.149</text:p>
          </table:table-cell>
          <table:table-cell/>
          <table:table-cell office:value-type="float" office:value="-1216.035" calcext:value-type="float">
            <text:p>-1216.035</text:p>
          </table:table-cell>
          <table:table-cell office:value-type="float" office:value="-794.388" calcext:value-type="float">
            <text:p>-794.388</text:p>
          </table:table-cell>
          <table:table-cell office:value-type="float" office:value="-4831.535" calcext:value-type="float">
            <text:p>-4831.53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float" office:value="5084.919" calcext:value-type="float">
            <text:p>5084.919</text:p>
          </table:table-cell>
          <table:table-cell/>
          <table:table-cell office:value-type="float" office:value="-1128.715" calcext:value-type="float">
            <text:p>-1128.715</text:p>
          </table:table-cell>
          <table:table-cell office:value-type="float" office:value="-430.959" calcext:value-type="float">
            <text:p>-430.959</text:p>
          </table:table-cell>
          <table:table-cell office:value-type="float" office:value="-4939.3" calcext:value-type="float">
            <text:p>-4939.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float" office:value="5200.768" calcext:value-type="float">
            <text:p>5200.768</text:p>
          </table:table-cell>
          <table:table-cell/>
          <table:table-cell office:value-type="float" office:value="-942.322" calcext:value-type="float">
            <text:p>-942.322</text:p>
          </table:table-cell>
          <table:table-cell office:value-type="float" office:value="-993.425" calcext:value-type="float">
            <text:p>-993.425</text:p>
          </table:table-cell>
          <table:table-cell office:value-type="float" office:value="-5017.282" calcext:value-type="float">
            <text:p>-5017.28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float" office:value="4481.449" calcext:value-type="float">
            <text:p>4481.449</text:p>
          </table:table-cell>
          <table:table-cell/>
          <table:table-cell office:value-type="float" office:value="-941.673" calcext:value-type="float">
            <text:p>-941.673</text:p>
          </table:table-cell>
          <table:table-cell office:value-type="float" office:value="-608.427" calcext:value-type="float">
            <text:p>-608.427</text:p>
          </table:table-cell>
          <table:table-cell office:value-type="float" office:value="-4338.946" calcext:value-type="float">
            <text:p>-4338.94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float" office:value="7911.279" calcext:value-type="float">
            <text:p>7911.279</text:p>
          </table:table-cell>
          <table:table-cell/>
          <table:table-cell office:value-type="float" office:value="-764.289" calcext:value-type="float">
            <text:p>-764.289</text:p>
          </table:table-cell>
          <table:table-cell office:value-type="float" office:value="-901.315" calcext:value-type="float">
            <text:p>-901.315</text:p>
          </table:table-cell>
          <table:table-cell office:value-type="float" office:value="-7822.521" calcext:value-type="float">
            <text:p>-7822.5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float" office:value="5317.158" calcext:value-type="float">
            <text:p>5317.158</text:p>
          </table:table-cell>
          <table:table-cell/>
          <table:table-cell office:value-type="float" office:value="292.785" calcext:value-type="float">
            <text:p>292.785</text:p>
          </table:table-cell>
          <table:table-cell office:value-type="float" office:value="-849.564" calcext:value-type="float">
            <text:p>-849.564</text:p>
          </table:table-cell>
          <table:table-cell office:value-type="float" office:value="-5240.677" calcext:value-type="float">
            <text:p>-5240.67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float" office:value="5895.677" calcext:value-type="float">
            <text:p>5895.677</text:p>
          </table:table-cell>
          <table:table-cell/>
          <table:table-cell office:value-type="float" office:value="1079.19" calcext:value-type="float">
            <text:p>1079.19</text:p>
          </table:table-cell>
          <table:table-cell office:value-type="float" office:value="-1045.236" calcext:value-type="float">
            <text:p>-1045.236</text:p>
          </table:table-cell>
          <table:table-cell office:value-type="float" office:value="-5701.038" calcext:value-type="float">
            <text:p>-5701.03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float" office:value="4746.286" calcext:value-type="float">
            <text:p>4746.286</text:p>
          </table:table-cell>
          <table:table-cell/>
          <table:table-cell office:value-type="float" office:value="309.25" calcext:value-type="float">
            <text:p>309.25</text:p>
          </table:table-cell>
          <table:table-cell office:value-type="float" office:value="-465.221" calcext:value-type="float">
            <text:p>-465.221</text:p>
          </table:table-cell>
          <table:table-cell office:value-type="float" office:value="-4713.296" calcext:value-type="float">
            <text:p>-4713.29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float" office:value="4120.136" calcext:value-type="float">
            <text:p>4120.136</text:p>
          </table:table-cell>
          <table:table-cell/>
          <table:table-cell office:value-type="float" office:value="996.704" calcext:value-type="float">
            <text:p>996.704</text:p>
          </table:table-cell>
          <table:table-cell office:value-type="float" office:value="-518.324" calcext:value-type="float">
            <text:p>-518.324</text:p>
          </table:table-cell>
          <table:table-cell office:value-type="float" office:value="-3964.018" calcext:value-type="float">
            <text:p>-3964.01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float" office:value="4241.38" calcext:value-type="float">
            <text:p>4241.38</text:p>
          </table:table-cell>
          <table:table-cell/>
          <table:table-cell office:value-type="float" office:value="-241.17" calcext:value-type="float">
            <text:p>-241.17</text:p>
          </table:table-cell>
          <table:table-cell office:value-type="float" office:value="702.189" calcext:value-type="float">
            <text:p>702.189</text:p>
          </table:table-cell>
          <table:table-cell office:value-type="float" office:value="-4175.891" calcext:value-type="float">
            <text:p>-4175.89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float" office:value="6838.633" calcext:value-type="float">
            <text:p>6838.633</text:p>
          </table:table-cell>
          <table:table-cell/>
          <table:table-cell office:value-type="float" office:value="-69.332" calcext:value-type="float">
            <text:p>-69.332</text:p>
          </table:table-cell>
          <table:table-cell office:value-type="float" office:value="-831.625" calcext:value-type="float">
            <text:p>-831.625</text:p>
          </table:table-cell>
          <table:table-cell office:value-type="float" office:value="-6787.525" calcext:value-type="float">
            <text:p>-6787.5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13:16:57.205460021</meta:creation-date>
    <dc:date>2015-08-03T13:17:50.133278542</dc:date>
    <meta:editing-duration>PT53S</meta:editing-duration>
    <meta:editing-cycles>1</meta:editing-cycles>
    <meta:document-statistic meta:table-count="1" meta:cell-count="102" meta:object-count="0"/>
    <meta:generator>LibreOffice/4.4.2.2$Linux_X86_64 LibreOffice_project/40m0$Build-2</meta:generator>
  </office:meta>
</office:document-meta>
</file>